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9.99mm"/>
    </style:style>
    <style:style style:name="co2" style:family="table-column">
      <style:table-column-properties fo:break-before="auto" style:column-width="62.44mm"/>
    </style:style>
    <style:style style:name="co3" style:family="table-column">
      <style:table-column-properties fo:break-before="auto" style:column-width="88.32mm"/>
    </style:style>
    <style:style style:name="co4" style:family="table-column">
      <style:table-column-properties fo:break-before="auto" style:column-width="87.89mm"/>
    </style:style>
    <style:style style:name="co5" style:family="table-column">
      <style:table-column-properties fo:break-before="auto" style:column-width="62.42mm"/>
    </style:style>
    <style:style style:name="co6" style:family="table-column">
      <style:table-column-properties fo:break-before="auto" style:column-width="58.17mm"/>
    </style:style>
    <style:style style:name="co7" style:family="table-column">
      <style:table-column-properties fo:break-before="auto" style:column-width="72.18mm"/>
    </style:style>
    <style:style style:name="co8" style:family="table-column">
      <style:table-column-properties fo:break-before="auto" style:column-width="56.9mm"/>
    </style:style>
    <style:style style:name="co9" style:family="table-column">
      <style:table-column-properties fo:break-before="auto" style:column-width="25.4mm"/>
    </style:style>
    <style:style style:name="co10" style:family="table-column">
      <style:table-column-properties fo:break-before="auto" style:column-width="26.02mm"/>
    </style:style>
    <style:style style:name="ro1" style:family="table-row">
      <style:table-row-properties style:row-height="4.59mm" fo:break-before="auto" style:use-optimal-row-height="false"/>
    </style:style>
    <style:style style:name="ro2" style:family="table-row">
      <style:table-row-properties style:row-height="12.33mm" fo:break-before="auto" style:use-optimal-row-height="false"/>
    </style:style>
    <style:style style:name="ro3" style:family="table-row">
      <style:table-row-properties style:row-height="5.64mm" fo:break-before="auto" style:use-optimal-row-height="false"/>
    </style:style>
    <style:style style:name="ro4" style:family="table-row">
      <style:table-row-properties style:row-height="5.29mm" fo:break-before="auto" style:use-optimal-row-height="false"/>
    </style:style>
    <style:style style:name="ro5" style:family="table-row">
      <style:table-row-properties style:row-height="7.06mm" fo:break-before="auto" style:use-optimal-row-height="false"/>
    </style:style>
    <style:style style:name="ro6" style:family="table-row">
      <style:table-row-properties style:row-height="4.52mm" fo:break-before="auto" style:use-optimal-row-height="false"/>
    </style:style>
    <style:style style:name="ta1" style:family="table" style:master-page-name="PageStyle_5f_Sheet_20_1_20_-_20_Table_20_1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e1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2" style:family="table-cell" style:parent-style-name="Default" style:data-style-name="N10000">
      <style:table-cell-properties fo:background-color="#e6e6e6" style:cell-protect="protected" style:print-content="true" style:diagonal-bl-tr="none" style:diagonal-tl-br="none" style:text-align-source="fix" style:repeat-content="false" fo:wrap-option="wrap" fo:border="0.99pt solid #cdcdcd" style:direction="ltr" style:rotation-angle="0" style:rotation-align="none" style:shrink-to-fit="false" style:vertical-align="top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bold" style:font-size-asian="10pt" style:font-style-asian="normal" style:font-weight-asian="bold" style:font-name-complex="Helvetica Neue" style:font-size-complex="10pt" style:font-style-complex="normal" style:font-weight-complex="bold"/>
    </style:style>
    <style:style style:name="ce3" style:family="table-cell" style:parent-style-name="Default" style:data-style-name="N10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14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0pt" fo:font-style="normal" fo:text-shadow="none" style:text-underline-style="none" fo:font-weight="normal" style:font-size-asian="10pt" style:font-style-asian="normal" style:font-weight-asian="normal" style:font-name-complex="Helvetica Neue" style:font-size-complex="10pt" style:font-style-complex="normal" style:font-weight-complex="normal"/>
    </style:style>
    <style:style style:name="ce5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4pt" fo:font-style="normal" fo:text-shadow="none" style:text-underline-style="none" fo:font-weight="bold" style:font-size-asian="14pt" style:font-style-asian="normal" style:font-weight-asian="bold" style:font-name-complex="Helvetica Neue" style:font-size-complex="14pt" style:font-style-complex="normal" style:font-weight-complex="bold"/>
    </style:style>
    <style:style style:name="ce6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bold" style:font-size-asian="12pt" style:font-style-asian="normal" style:font-weight-asian="bold" style:font-name-complex="Helvetica Neue" style:font-size-complex="12pt" style:font-style-complex="normal" style:font-weight-complex="bold"/>
    </style:style>
    <style:style style:name="ce7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fix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8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20" style:family="table-cell" style:parent-style-name="Default" style:data-style-name="N10000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9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0" style:family="table-cell" style:parent-style-name="Default" style:data-style-name="N109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name-asian="Droid Sans Fallback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ce11" style:family="table-cell" style:parent-style-name="Default" style:data-style-name="N10001">
      <style:table-cell-properties fo:background-color="#ffffff" style:cell-protect="protected" style:print-content="true" style:diagonal-bl-tr="none" style:diagonal-tl-br="none" style:text-align-source="value-type" style:repeat-content="false" fo:wrap-option="no-wrap" fo:border="0.99pt solid #cdcdcd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size="12pt" fo:font-style="normal" fo:text-shadow="none" style:text-underline-style="none" fo:font-weight="normal" style:font-size-asian="12pt" style:font-style-asian="normal" style:font-weight-asian="normal" style:font-name-complex="Helvetica Neue" style:font-size-complex="12pt" style:font-style-complex="normal" style:font-weight-complex="normal"/>
    </style:style>
    <style:style style:name="gr1" style:family="graphic">
      <style:graphic-properties draw:stroke="none" draw:fill="none" draw:ole-draw-aspect="1"/>
    </style:style>
    <style:style style:name="P1" style:family="paragraph">
      <loext:graphic-properties draw:fill="none"/>
    </style:style>
  </office:automatic-styles>
  <office:body>
    <office:spreadsheet>
      <table:calculation-settings table:case-sensitive="false" table:automatic-find-labels="false" table:use-regular-expressions="false">
        <table:null-date table:date-value="1904-01-01"/>
        <table:iteration table:maximum-difference="0.0001"/>
      </table:calculation-settings>
      <table:table table:name="Sheet 1 - Table 1" table:style-name="ta1">
        <office:forms form:automatic-focus="false" form:apply-design-mode="false"/>
        <table:shapes>
          <draw:frame draw:z-index="0" draw:name="Chart 1" draw:style-name="gr1" draw:text-style-name="P1" svg:width="318.36mm" svg:height="222.3mm" svg:x="21.82mm" svg:y="164.47mm">
            <loext:p draw:notify-on-update-of-ranges="'Sheet 1 - Table 1'.B6:'Sheet 1 - Table 1'.B10 'Sheet 1 - Table 1'.H5:'Sheet 1 - Table 1'.H5 'Sheet 1 - Table 1'.H6:'Sheet 1 - Table 1'.H10 'Sheet 1 - Table 1'.E5:'Sheet 1 - Table 1'.E5 'Sheet 1 - Table 1'.E6:'Sheet 1 - Table 1'.E10 'Sheet 1 - Table 1'.G5:'Sheet 1 - Table 1'.G5 'Sheet 1 - Table 1'.G6:'Sheet 1 - Table 1'.G1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name="Chart 1" draw:style-name="gr1" draw:text-style-name="P1" svg:width="318.3mm" svg:height="222.3mm" svg:x="407.3mm" svg:y="147.3mm">
            <loext:p draw:notify-on-update-of-ranges="'Sheet 1 - Table 1'.B6:'Sheet 1 - Table 1'.B10 'Sheet 1 - Table 1'.I5:'Sheet 1 - Table 1'.I5 'Sheet 1 - Table 1'.I6:'Sheet 1 - Table 1'.I10 'Sheet 1 - Table 1'.F5:'Sheet 1 - Table 1'.F5 'Sheet 1 - Table 1'.F6:'Sheet 1 - Table 1'.F10 'Sheet 1 - Table 1'.G5:'Sheet 1 - Table 1'.G5 'Sheet 1 - Table 1'.G6:'Sheet 1 - Table 1'.G1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name="Chart 1" draw:style-name="gr1" draw:text-style-name="P1" svg:width="318.31mm" svg:height="222.3mm" svg:x="42.78mm" svg:y="413.87mm">
            <loext:p draw:notify-on-update-of-ranges="'Sheet 1 - Table 1'.B6:'Sheet 1 - Table 1'.B10 'Sheet 1 - Table 1'.H14:'Sheet 1 - Table 1'.H14 'Sheet 1 - Table 1'.H15:'Sheet 1 - Table 1'.H19 'Sheet 1 - Table 1'.E14:'Sheet 1 - Table 1'.E14 'Sheet 1 - Table 1'.E15:'Sheet 1 - Table 1'.E19 'Sheet 1 - Table 1'.G14:'Sheet 1 - Table 1'.G14 'Sheet 1 - Table 1'.G15:'Sheet 1 - Table 1'.G19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name="Chart 1" draw:style-name="gr1" draw:text-style-name="P1" svg:width="318.3mm" svg:height="222.3mm" svg:x="423.98mm" svg:y="408.46mm">
            <loext:p draw:notify-on-update-of-ranges="'Sheet 1 - Table 1'.B15:'Sheet 1 - Table 1'.B19 'Sheet 1 - Table 1'.I14:'Sheet 1 - Table 1'.I14 'Sheet 1 - Table 1'.I15:'Sheet 1 - Table 1'.I19 'Sheet 1 - Table 1'.F14:'Sheet 1 - Table 1'.F14 'Sheet 1 - Table 1'.F15:'Sheet 1 - Table 1'.F19 'Sheet 1 - Table 1'.G14:'Sheet 1 - Table 1'.G14 'Sheet 1 - Table 1'.G15:'Sheet 1 - Table 1'.G19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3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2" table:number-columns-repeated="2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column table:style-name="co1" table:number-columns-repeated="2" table:default-cell-style-name="ce3"/>
        <table:table-column table:style-name="co8" table:default-cell-style-name="ce3"/>
        <table:table-column table:style-name="co9" table:number-columns-repeated="244" table:default-cell-style-name="ce3"/>
        <table:table-column table:style-name="co10" table:number-columns-repeated="768" table:default-cell-style-name="Default"/>
        <table:table-row table:style-name="ro1">
          <table:table-cell table:style-name="ce1" table:number-columns-repeated="25"/>
          <table:table-cell table:number-columns-repeated="999"/>
        </table:table-row>
        <table:table-row table:style-name="ro1" table:number-rows-repeated="2">
          <table:table-cell table:style-name="ce2"/>
          <table:table-cell table:style-name="ce14" table:number-columns-repeated="24"/>
          <table:table-cell table:number-columns-repeated="999"/>
        </table:table-row>
        <table:table-row table:style-name="ro2">
          <table:table-cell table:style-name="ce2"/>
          <table:table-cell table:style-name="ce5" office:value-type="string" calcext:value-type="string" table:number-columns-spanned="8" table:number-rows-spanned="1">
            <text:p>Medição 100.000 elementos</text:p>
          </table:table-cell>
          <table:covered-table-cell table:number-columns-repeated="7" table:style-name="ce14"/>
          <table:table-cell table:style-name="ce14"/>
          <table:table-cell table:style-name="ce8" office:value-type="string" calcext:value-type="string">
            <text:p>Máquina local</text:p>
          </table:table-cell>
          <table:table-cell table:style-name="ce8" office:value-type="string" calcext:value-type="string">
            <text:p>Processador: Intel® Core™ i7-3612QM CPU @ 2.10GHz × 8 (4 cores, 8 threads)</text:p>
          </table:table-cell>
          <table:table-cell table:style-name="ce14" table:number-columns-repeated="13"/>
          <table:table-cell table:number-columns-repeated="999"/>
        </table:table-row>
        <table:table-row table:style-name="ro3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 QuickSort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14"/>
          <table:table-cell table:style-name="ce8" office:value-type="string" calcext:value-type="string">
            <text:p>100.000 Elementos Bubble Sort (s)</text:p>
          </table:table-cell>
          <table:table-cell table:style-name="ce14"/>
          <table:table-cell table:style-name="ce20" office:value-type="float" office:value="26.00217" calcext:value-type="float">
            <text:p>26.00217</text:p>
          </table:table-cell>
          <table:table-cell table:style-name="ce1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44.724039" calcext:value-type="float">
            <text:p>44.724039</text:p>
          </table:table-cell>
          <table:table-cell table:style-name="ce8" office:value-type="float" office:value="0.006449" calcext:value-type="float">
            <text:p>0.006449</text:p>
          </table:table-cell>
          <table:table-cell table:style-name="ce9" table:formula="of:=([.$C$6]/[.C6])" office:value-type="float" office:value="1" calcext:value-type="float">
            <text:p>1,0</text:p>
          </table:table-cell>
          <table:table-cell table:style-name="ce10" table:formula="of:=([.$D$6]/[.D6])" office:value-type="float" office:value="1" calcext:value-type="float">
            <text:p>1,0</text:p>
          </table:table-cell>
          <table:table-cell table:style-name="ce11" table:formula="of:=[.B6]" office:value-type="float" office:value="1" calcext:value-type="float">
            <text:p>1</text:p>
          </table:table-cell>
          <table:table-cell table:style-name="ce9" table:formula="of:=([.E6]/[.$G6])" office:value-type="float" office:value="1" calcext:value-type="float">
            <text:p>1,0</text:p>
          </table:table-cell>
          <table:table-cell table:style-name="ce9" table:formula="of:=([.F6]/[.$G6])" office:value-type="float" office:value="1" calcext:value-type="float">
            <text:p>1,0</text:p>
          </table:table-cell>
          <table:table-cell table:style-name="ce14"/>
          <table:table-cell table:style-name="ce8" office:value-type="string" calcext:value-type="string">
            <text:p>100.000 Elementos Quick sort (s)</text:p>
          </table:table-cell>
          <table:table-cell table:style-name="ce14"/>
          <table:table-cell table:style-name="ce8" office:value-type="float" office:value="0.008278" calcext:value-type="float">
            <text:p>0.008278</text:p>
          </table:table-cell>
          <table:table-cell table:style-name="ce1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20" office:value-type="float" office:value="11.189834" calcext:value-type="float">
            <text:p>11.189834</text:p>
          </table:table-cell>
          <table:table-cell table:style-name="ce8" office:value-type="float" office:value="0.009434" calcext:value-type="float">
            <text:p>0.009434</text:p>
          </table:table-cell>
          <table:table-cell table:style-name="ce9" table:formula="of:=([.$C$6]/[.C7])" office:value-type="float" office:value="3.9968456189788" calcext:value-type="float">
            <text:p>4,0</text:p>
          </table:table-cell>
          <table:table-cell table:style-name="ce10" table:formula="of:=([.$D$6]/[.D7])" office:value-type="float" office:value="0.683591265634937" calcext:value-type="float">
            <text:p>0,7</text:p>
          </table:table-cell>
          <table:table-cell table:style-name="ce11" table:formula="of:=[.B7]" office:value-type="float" office:value="3" calcext:value-type="float">
            <text:p>3</text:p>
          </table:table-cell>
          <table:table-cell table:style-name="ce9" table:formula="of:=([.E7]/[.$G7])" office:value-type="float" office:value="1.33228187299293" calcext:value-type="float">
            <text:p>1,3</text:p>
          </table:table-cell>
          <table:table-cell table:style-name="ce9" table:formula="of:=([.F7]/[.$G7])" office:value-type="float" office:value="0.227863755211646" calcext:value-type="float">
            <text:p>0,2</text:p>
          </table:table-cell>
          <table:table-cell table:style-name="ce14"/>
          <table:table-cell table:style-name="ce8" office:value-type="string" calcext:value-type="string">
            <text:p>1.000.000 Elementos Bubble Sort (s)</text:p>
          </table:table-cell>
          <table:table-cell table:style-name="ce14"/>
          <table:table-cell table:style-name="ce8" office:value-type="float" office:value="2609.126095" calcext:value-type="float">
            <text:p>2609.126095</text:p>
          </table:table-cell>
          <table:table-cell table:style-name="ce1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20" office:value-type="float" office:value="2.838822" calcext:value-type="float">
            <text:p>2.838822</text:p>
          </table:table-cell>
          <table:table-cell table:style-name="ce8" office:value-type="float" office:value="0.009817" calcext:value-type="float">
            <text:p>0.009817</text:p>
          </table:table-cell>
          <table:table-cell table:style-name="ce9" table:formula="of:=([.$C$6]/[.C8])" office:value-type="float" office:value="15.7544358188009" calcext:value-type="float">
            <text:p>15,8</text:p>
          </table:table-cell>
          <table:table-cell table:style-name="ce10" table:formula="of:=([.$D$6]/[.D8])" office:value-type="float" office:value="0.656921666496893" calcext:value-type="float">
            <text:p>0,7</text:p>
          </table:table-cell>
          <table:table-cell table:style-name="ce11" table:formula="of:=[.B8]" office:value-type="float" office:value="7" calcext:value-type="float">
            <text:p>7</text:p>
          </table:table-cell>
          <table:table-cell table:style-name="ce9" table:formula="of:=([.E8]/[.$G8])" office:value-type="float" office:value="2.25063368840013" calcext:value-type="float">
            <text:p>2,3</text:p>
          </table:table-cell>
          <table:table-cell table:style-name="ce9" table:formula="of:=([.F8]/[.$G8])" office:value-type="float" office:value="0.093845952356699" calcext:value-type="float">
            <text:p>0,1</text:p>
          </table:table-cell>
          <table:table-cell table:style-name="ce14"/>
          <table:table-cell table:style-name="ce8" office:value-type="string" calcext:value-type="string">
            <text:p>1.000.000 Elementos Quick Sort (s)</text:p>
          </table:table-cell>
          <table:table-cell table:style-name="ce14"/>
          <table:table-cell table:style-name="ce8" office:value-type="float" office:value="0.04556" calcext:value-type="float">
            <text:p>0.04556</text:p>
          </table:table-cell>
          <table:table-cell table:style-name="ce14" table:number-columns-repeated="12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0.823085" calcext:value-type="float">
            <text:p>0.823085</text:p>
          </table:table-cell>
          <table:table-cell table:style-name="ce8" office:value-type="float" office:value="0.011394" calcext:value-type="float">
            <text:p>0.011394</text:p>
          </table:table-cell>
          <table:table-cell table:style-name="ce9" table:formula="of:=([.$C$6]/[.C9])" office:value-type="float" office:value="54.3370842622572" calcext:value-type="float">
            <text:p>54,3</text:p>
          </table:table-cell>
          <table:table-cell table:style-name="ce10" table:formula="of:=([.$D$6]/[.D9])" office:value-type="float" office:value="0.565999648938038" calcext:value-type="float">
            <text:p>0,6</text:p>
          </table:table-cell>
          <table:table-cell table:style-name="ce11" table:formula="of:=[.B9]" office:value-type="float" office:value="15" calcext:value-type="float">
            <text:p>15</text:p>
          </table:table-cell>
          <table:table-cell table:style-name="ce9" table:formula="of:=([.E9]/[.$G9])" office:value-type="float" office:value="3.62247228415048" calcext:value-type="float">
            <text:p>3,6</text:p>
          </table:table-cell>
          <table:table-cell table:style-name="ce9" table:formula="of:=([.F9]/[.$G9])" office:value-type="float" office:value="0.0377333099292025" calcext:value-type="float">
            <text:p>0,0</text:p>
          </table:table-cell>
          <table:table-cell table:style-name="ce1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7" office:value-type="float" office:value="31" calcext:value-type="float">
            <text:p>31</text:p>
          </table:table-cell>
          <table:table-cell table:style-name="ce8" office:value-type="float" office:value="0.377753" calcext:value-type="float">
            <text:p>0.377753</text:p>
          </table:table-cell>
          <table:table-cell table:style-name="ce8" office:value-type="float" office:value="0.013935" calcext:value-type="float">
            <text:p>0.013935</text:p>
          </table:table-cell>
          <table:table-cell table:style-name="ce9" table:formula="of:=([.$C$6]/[.C10])" office:value-type="float" office:value="118.394927373178" calcext:value-type="float">
            <text:p>118,4</text:p>
          </table:table-cell>
          <table:table-cell table:style-name="ce10" table:formula="of:=([.$D$6]/[.D10])" office:value-type="float" office:value="0.462791532113384" calcext:value-type="float">
            <text:p>0,5</text:p>
          </table:table-cell>
          <table:table-cell table:style-name="ce11" table:formula="of:=[.B10]" office:value-type="float" office:value="31" calcext:value-type="float">
            <text:p>31</text:p>
          </table:table-cell>
          <table:table-cell table:style-name="ce9" table:formula="of:=([.E10]/[.$G10])" office:value-type="float" office:value="3.81919120558638" calcext:value-type="float">
            <text:p>3,8</text:p>
          </table:table-cell>
          <table:table-cell table:style-name="ce9" table:formula="of:=([.F10]/[.$G10])" office:value-type="float" office:value="0.0149287591004317" calcext:value-type="float">
            <text:p>0,0</text:p>
          </table:table-cell>
          <table:table-cell table:style-name="ce14" table:number-columns-repeated="16"/>
          <table:table-cell table:number-columns-repeated="999"/>
        </table:table-row>
        <table:table-row table:style-name="ro4">
          <table:table-cell table:style-name="ce2"/>
          <table:table-cell table:style-name="ce8" table:number-columns-repeated="5"/>
          <table:table-cell table:style-name="ce14" table:number-columns-repeated="19"/>
          <table:table-cell table:number-columns-repeated="999"/>
        </table:table-row>
        <table:table-row table:style-name="ro1">
          <table:table-cell table:style-name="ce2"/>
          <table:table-cell table:style-name="ce14" table:number-columns-repeated="24"/>
          <table:table-cell table:number-columns-repeated="999"/>
        </table:table-row>
        <table:table-row table:style-name="ro1">
          <table:table-cell table:style-name="ce2"/>
          <table:table-cell table:style-name="ce5" office:value-type="string" calcext:value-type="string" table:number-columns-spanned="8" table:number-rows-spanned="1">
            <text:p>Medição 1.000.000 elementos</text:p>
          </table:table-cell>
          <table:covered-table-cell table:number-columns-repeated="7" table:style-name="ce14"/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6" office:value-type="string" calcext:value-type="string">
            <text:p>Núcleos</text:p>
          </table:table-cell>
          <table:table-cell table:style-name="ce6" office:value-type="string" calcext:value-type="string">
            <text:p>Tempo de Execução Bubble Sort (s)</text:p>
          </table:table-cell>
          <table:table-cell table:style-name="ce6" office:value-type="string" calcext:value-type="string">
            <text:p>Tempo de Execução Quick Sort (s)</text:p>
          </table:table-cell>
          <table:table-cell table:style-name="ce6" office:value-type="string" calcext:value-type="string">
            <text:p>Speed-Up BubbleSort</text:p>
          </table:table-cell>
          <table:table-cell table:style-name="ce6" office:value-type="string" calcext:value-type="string">
            <text:p>Speed-Up(QuickSort)</text:p>
          </table:table-cell>
          <table:table-cell table:style-name="ce6" office:value-type="string" calcext:value-type="string">
            <text:p>Speed-Up Ideal</text:p>
          </table:table-cell>
          <table:table-cell table:style-name="ce6" office:value-type="string" calcext:value-type="string">
            <text:p>Eficiência Bubble Sort</text:p>
          </table:table-cell>
          <table:table-cell table:style-name="ce6" office:value-type="string" calcext:value-type="string">
            <text:p>Eficiência Quick Sort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1" calcext:value-type="float">
            <text:p>1</text:p>
          </table:table-cell>
          <table:table-cell table:style-name="ce8" office:value-type="float" office:value="4477.390472" calcext:value-type="float">
            <text:p>4477.390472</text:p>
          </table:table-cell>
          <table:table-cell table:style-name="ce8" office:value-type="float" office:value="0.07313" calcext:value-type="float">
            <text:p>0.07313</text:p>
          </table:table-cell>
          <table:table-cell table:style-name="ce9" table:formula="of:=([.$C$15]/[.C15])" office:value-type="float" office:value="1" calcext:value-type="float">
            <text:p>1,0</text:p>
          </table:table-cell>
          <table:table-cell table:style-name="ce10" table:formula="of:=([.$D$15]/[.D15])" office:value-type="float" office:value="1" calcext:value-type="float">
            <text:p>1,0</text:p>
          </table:table-cell>
          <table:table-cell table:style-name="ce11" table:formula="of:=[.B15]" office:value-type="float" office:value="1" calcext:value-type="float">
            <text:p>1</text:p>
          </table:table-cell>
          <table:table-cell table:style-name="ce9" table:formula="of:=([.E15]/[.$G15])" office:value-type="float" office:value="1" calcext:value-type="float">
            <text:p>1,0</text:p>
          </table:table-cell>
          <table:table-cell table:style-name="ce9" table:formula="of:=([.F15]/[.$G15])" office:value-type="float" office:value="1" calcext:value-type="float">
            <text:p>1,0</text:p>
          </table:table-cell>
          <table:table-cell table:style-name="ce14"/>
          <table:table-cell table:style-name="ce14" office:value-type="string" calcext:value-type="string">
            <text:p>conversão tempo</text:p>
          </table:table-cell>
          <table:table-cell table:style-name="ce14" table:number-columns-repeated="14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3" calcext:value-type="float">
            <text:p>3</text:p>
          </table:table-cell>
          <table:table-cell table:style-name="ce8" office:value-type="float" office:value="1125.379828" calcext:value-type="float">
            <text:p>1125.379828</text:p>
          </table:table-cell>
          <table:table-cell table:style-name="ce8" office:value-type="float" office:value="0.064497" calcext:value-type="float">
            <text:p>0.064497</text:p>
          </table:table-cell>
          <table:table-cell table:style-name="ce9" table:formula="of:=([.$C$15]/[.C16])" office:value-type="float" office:value="3.97855938110879" calcext:value-type="float">
            <text:p>4,0</text:p>
          </table:table-cell>
          <table:table-cell table:style-name="ce10" table:formula="of:=([.$D$15]/[.D16])" office:value-type="float" office:value="1.13385118687691" calcext:value-type="float">
            <text:p>1,1</text:p>
          </table:table-cell>
          <table:table-cell table:style-name="ce11" table:formula="of:=[.B16]" office:value-type="float" office:value="3" calcext:value-type="float">
            <text:p>3</text:p>
          </table:table-cell>
          <table:table-cell table:style-name="ce9" table:formula="of:=([.E16]/[.$G16])" office:value-type="float" office:value="1.3261864603696" calcext:value-type="float">
            <text:p>1,3</text:p>
          </table:table-cell>
          <table:table-cell table:style-name="ce9" table:formula="of:=([.F16]/[.$G16])" office:value-type="float" office:value="0.377950395625636" calcext:value-type="float">
            <text:p>0,4</text:p>
          </table:table-cell>
          <table:table-cell table:style-name="ce14"/>
          <table:table-cell table:style-name="ce14" office:value-type="string" calcext:value-type="string">
            <text:p>seg</text:p>
          </table:table-cell>
          <table:table-cell table:style-name="ce20" office:value-type="float" office:value="4477.390472" calcext:value-type="float">
            <text:p>4477.390472</text:p>
          </table:table-cell>
          <table:table-cell table:style-name="ce14" table:number-columns-repeated="13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7" calcext:value-type="float">
            <text:p>7</text:p>
          </table:table-cell>
          <table:table-cell table:style-name="ce8" office:value-type="float" office:value="282.091978" calcext:value-type="float">
            <text:p>282.091978</text:p>
          </table:table-cell>
          <table:table-cell table:style-name="ce8" office:value-type="float" office:value="0.065328" calcext:value-type="float">
            <text:p>0.065328</text:p>
          </table:table-cell>
          <table:table-cell table:style-name="ce9" table:formula="of:=([.$C$15]/[.C17])" office:value-type="float" office:value="15.8720942855029" calcext:value-type="float">
            <text:p>15,9</text:p>
          </table:table-cell>
          <table:table-cell table:style-name="ce10" table:formula="of:=([.$D$15]/[.D17])" office:value-type="float" office:value="1.11942811658095" calcext:value-type="float">
            <text:p>1,1</text:p>
          </table:table-cell>
          <table:table-cell table:style-name="ce11" table:formula="of:=[.B17]" office:value-type="float" office:value="7" calcext:value-type="float">
            <text:p>7</text:p>
          </table:table-cell>
          <table:table-cell table:style-name="ce9" table:formula="of:=([.E17]/[.$G17])" office:value-type="float" office:value="2.26744204078612" calcext:value-type="float">
            <text:p>2,3</text:p>
          </table:table-cell>
          <table:table-cell table:style-name="ce9" table:formula="of:=([.F17]/[.$G17])" office:value-type="float" office:value="0.159918302368706" calcext:value-type="float">
            <text:p>0,2</text:p>
          </table:table-cell>
          <table:table-cell table:style-name="ce14"/>
          <table:table-cell table:style-name="ce14" office:value-type="string" calcext:value-type="string">
            <text:p>min seg</text:p>
          </table:table-cell>
          <table:table-cell table:style-name="ce8" table:formula="of:=((INT([.L16]) / 60) + ([.L16] - INT([.L16])))" office:value-type="float" office:value="75.0071386666667" calcext:value-type="float">
            <text:p>75.0071386666667</text:p>
          </table:table-cell>
          <table:table-cell table:style-name="ce14" table:number-columns-repeated="13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15" calcext:value-type="float">
            <text:p>15</text:p>
          </table:table-cell>
          <table:table-cell table:style-name="ce8" office:value-type="float" office:value="73.919254" calcext:value-type="float">
            <text:p>73.919254</text:p>
          </table:table-cell>
          <table:table-cell table:style-name="ce8" office:value-type="float" office:value="0.082418" calcext:value-type="float">
            <text:p>0.082418</text:p>
          </table:table-cell>
          <table:table-cell table:style-name="ce9" table:formula="of:=([.$C$15]/[.C18])" office:value-type="float" office:value="60.5713698355235" calcext:value-type="float">
            <text:p>60,6</text:p>
          </table:table-cell>
          <table:table-cell table:style-name="ce10" table:formula="of:=([.$D$15]/[.D18])" office:value-type="float" office:value="0.887306170982067" calcext:value-type="float">
            <text:p>0,9</text:p>
          </table:table-cell>
          <table:table-cell table:style-name="ce11" table:formula="of:=[.B18]" office:value-type="float" office:value="15" calcext:value-type="float">
            <text:p>15</text:p>
          </table:table-cell>
          <table:table-cell table:style-name="ce9" table:formula="of:=([.E18]/[.$G18])" office:value-type="float" office:value="4.03809132236823" calcext:value-type="float">
            <text:p>4,0</text:p>
          </table:table-cell>
          <table:table-cell table:style-name="ce9" table:formula="of:=([.F18]/[.$G18])" office:value-type="float" office:value="0.0591537447321378" calcext:value-type="float">
            <text:p>0,1</text:p>
          </table:table-cell>
          <table:table-cell table:style-name="ce14" table:number-columns-repeated="16"/>
          <table:table-cell table:number-columns-repeated="999"/>
        </table:table-row>
        <table:table-row table:style-name="ro1">
          <table:table-cell table:style-name="ce2"/>
          <table:table-cell table:style-name="ce7" office:value-type="float" office:value="31" calcext:value-type="float">
            <text:p>31</text:p>
          </table:table-cell>
          <table:table-cell table:style-name="ce8" office:value-type="float" office:value="36.633534" calcext:value-type="float">
            <text:p>36.633534</text:p>
          </table:table-cell>
          <table:table-cell table:style-name="ce8" office:value-type="float" office:value="0.098301" calcext:value-type="float">
            <text:p>0.098301</text:p>
          </table:table-cell>
          <table:table-cell table:style-name="ce9" table:formula="of:=([.$C$15]/[.C19])" office:value-type="float" office:value="122.221090435883" calcext:value-type="float">
            <text:p>122,2</text:p>
          </table:table-cell>
          <table:table-cell table:style-name="ce10" table:formula="of:=([.$D$15]/[.D19])" office:value-type="float" office:value="0.743939532659892" calcext:value-type="float">
            <text:p>0,7</text:p>
          </table:table-cell>
          <table:table-cell table:style-name="ce11" table:formula="of:=[.B19]" office:value-type="float" office:value="31" calcext:value-type="float">
            <text:p>31</text:p>
          </table:table-cell>
          <table:table-cell table:style-name="ce9" table:formula="of:=([.E19]/[.$G19])" office:value-type="float" office:value="3.94261582051236" calcext:value-type="float">
            <text:p>3,9</text:p>
          </table:table-cell>
          <table:table-cell table:style-name="ce9" table:formula="of:=([.F19]/[.$G19])" office:value-type="float" office:value="0.0239980494406417" calcext:value-type="float">
            <text:p>0,0</text:p>
          </table:table-cell>
          <table:table-cell table:style-name="ce14" table:number-columns-repeated="16"/>
          <table:table-cell table:number-columns-repeated="999"/>
        </table:table-row>
        <table:table-row table:style-name="ro1" table:number-rows-repeated="3">
          <table:table-cell table:style-name="ce2"/>
          <table:table-cell table:style-name="ce14" table:number-columns-repeated="24"/>
          <table:table-cell table:number-columns-repeated="999"/>
        </table:table-row>
        <table:table-row table:style-name="ro5">
          <table:table-cell table:number-columns-repeated="1024"/>
        </table:table-row>
        <table:table-row table:style-name="ro5" table:number-rows-repeated="3">
          <table:table-cell table:number-columns-repeated="6"/>
          <table:table-cell table:style-name="Default" table:number-columns-repeated="2"/>
          <table:table-cell table:number-columns-repeated="1016"/>
        </table:table-row>
        <table:table-row table:style-name="ro5" table:number-rows-repeated="1048549">
          <table:table-cell table:number-columns-repeated="1024"/>
        </table:table-row>
        <table:table-row table:style-name="ro6">
          <table:table-cell table:number-columns-repeated="1024"/>
        </table:table-row>
      </table:table>
      <table:named-expressions>
        <table:named-expression table:name="__shared_1_0_0" table:base-cell-address="$'Sheet 1 - Table 1'.$A$1" table:expression="(#REF!/#REF!)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 Neue" svg:font-family="'Helvetica Neue'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42P1" style:volatile="true" number:language="en" number:country="US">
      <number:text> (</number:text>
      <number:number number:decimal-places="0" loext:min-decimal-places="0" number:min-integer-digits="1" number:grouping="true"/>
      <number:text>)</number:text>
    </number:number-style>
    <number:number-style style:name="N10142P2" style:volatile="true" number:language="en" number:country="US">
      <number:text> - </number:text>
    </number:number-style>
    <number:text-style style:name="N10142" number:language="en" number:country="US">
      <number:text-content/>
      <number:text> </number:text>
      <style:map style:condition="value()&gt;0" style:apply-style-name="N10142P0"/>
      <style:map style:condition="value()&lt;0" style:apply-style-name="N10142P1"/>
      <style:map style:condition="value()=0" style:apply-style-name="N10142P2"/>
    </number:text-style>
    <number:currency-style style:name="N1014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45P1" style:volatile="true" number:language="en" number:country="US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0145P2" style:volatile="true" number:language="en" number:country="US">
      <number:currency-symbol/>
      <number:text>- </number:text>
    </number:currency-style>
    <number:text-style style:name="N10145" number:language="en" number:country="US"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8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48P1" style:volatile="true" number:language="en" number:country="US">
      <number:text> (</number:text>
      <number:number number:decimal-places="2" loext:min-decimal-places="2" number:min-integer-digits="1" number:grouping="true"/>
      <number:text>)</number:text>
    </number:number-style>
    <number:number-style style:name="N10148P2" style:volatile="true" number:language="en" number:country="US">
      <number:text>-</number:text>
      <number:number number:decimal-places="0" loext:min-decimal-places="0" number:min-integer-digits="0"/>
      <number:text> </number:text>
    </number:number-style>
    <number:text-style style:name="N10148" number:language="en" number:country="US">
      <number:text-content/>
      <number:text> </number:text>
      <style:map style:condition="value()&gt;0" style:apply-style-name="N10148P0"/>
      <style:map style:condition="value()&lt;0" style:apply-style-name="N10148P1"/>
      <style:map style:condition="value()=0" style:apply-style-name="N10148P2"/>
    </number:text-style>
    <number:currency-style style:name="N10151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1P1" style:volatile="true" number:language="en" number:country="US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10151P2" style:volatile="true" number:language="en" number:country="US">
      <number:currency-symbol/>
      <number:text>-</number:text>
      <number:number number:decimal-places="0" loext:min-decimal-places="0" number:min-integer-digits="0"/>
      <number:text> </number:text>
    </number:currency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time-style style:name="N10152" number:language="en" number:country="US">
      <number:minutes number:style="long"/>
      <number:text>:</number:text>
      <number:seconds number:style="long"/>
    </number:time-style>
    <number:time-style style:name="N10153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154" number:language="en" number:country="US">
      <number:minutes number:style="long"/>
      <number:text>:</number:text>
      <number:seconds number:style="long" number:decimal-places="1"/>
    </number:time-style>
    <number:number-style style:name="N10155" number:language="en" number:country="US">
      <number:scientific-number number:decimal-places="1" loext:min-decimal-places="1" number:min-integer-digits="3" number:min-exponent-digits="1" loext:exponent-interval="3" loext:forced-exponent-sign="true"/>
    </number:number-style>
    <style:style style:name="Default" style:family="table-cell">
      <style:table-cell-properties style:text-align-source="value-type" style:repeat-content="false" fo:wrap-option="no-wrap" style:direction="ltr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Helvetica Neue" fo:font-family="'Helvetica Neue'" style:font-pitch="variable" fo:font-size="11pt" fo:font-style="normal" fo:text-shadow="none" style:text-underline-style="none" fo:font-weight="normal" style:font-name-asian="Droid Sans Fallback" style:font-family-asian="'Droid Sans Fallback'" style:font-family-generic-asian="system" style:font-pitch-asian="variable" style:font-size-asian="11pt" style:font-style-asian="normal" style:font-weight-asian="normal" style:font-name-complex="Helvetica Neue" style:font-family-complex="'Helvetica Neue'" style:font-pitch-complex="variable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6">00/00/0000</text:date>, <text:time style:data-style-name="N2" text:time-value="22:49:03.9221322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_20_-_20_Table_20_1" style:display-name="PageStyle_Sheet 1 - Tab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3T16:13:01.623614269</meta:creation-date>
    <meta:generator>LibreOffice/5.3.1.2$Linux_X86_64 LibreOffice_project/30m0$Build-2</meta:generator>
    <meta:editing-duration>PT1H3M40S</meta:editing-duration>
    <meta:editing-cycles>12</meta:editing-cycles>
    <dc:date>2017-11-15T22:50:37.332544590</dc:date>
    <meta:document-statistic meta:table-count="1" meta:cell-count="113" meta:object-count="4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7cm" svg:height="22.231cm" xlink:href=".." xlink:type="simple" chart:class="chart:bar" chart:column-mapping="2 0 1" chart:style-name="ch1">
        <chart:title svg:x="10.22cm" svg:y="0.601cm" chart:style-name="ch2">
          <text:p>Bubble Sort 100.000 Elementos</text:p>
        </chart:title>
        <chart:legend svg:x="7.675cm" svg:y="21.166cm" style:legend-expansion="custom" chartooo:width="15.589cm" chartooo:height="1.004cm" style:legend-expansion-aspect-ratio="15.5268924302789" chart:style-name="ch3"/>
        <chart:plot-area chart:style-name="ch4" table:cell-range-address="'Sheet 1 - Table 1'.B6:'Sheet 1 - Table 1'.B10 'Sheet 1 - Table 1'.G5:'Sheet 1 - Table 1'.H10 'Sheet 1 - Table 1'.E5:'Sheet 1 - Table 1'.E10" chart:data-source-has-labels="both" svg:x="2.003cm" svg:y="1.866cm" svg:width="26.165cm" svg:height="17.198cm">
          <chartooo:coordinate-region svg:x="3.295cm" svg:y="2.078cm" svg:width="24.111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19cm" svg:y="19.462cm" chart:style-name="ch7">
              <text:p>Núcleos</text:p>
            </chart:title>
          </chart:axis>
          <chart:axis chart:dimension="y" chart:name="primary-y" chart:style-name="ch8">
            <chart:title svg:x="28.632cm" svg:y="8.229cm" chart:style-name="ch7">
              <text:p>Eficiência</text:p>
            </chart:title>
          </chart:axis>
          <chart:axis chart:dimension="y" chart:name="secondary-y" chart:style-name="ch9">
            <chart:title svg:x="0.691cm" svg:y="13.263cm" chart:style-name="ch10">
              <text:p>Fator de Aceleração</text:p>
            </chart:title>
          </chart:axis>
          <chart:series chart:attached-axis="primary-y" chart:style-name="ch11" chart:values-cell-range-address="'Sheet 1 - Table 1'.H6:'Sheet 1 - Table 1'.H10" chart:label-cell-address="'Sheet 1 - Table 1'.H5:'Sheet 1 - Table 1'.H5" chart:class="chart:bar">
            <chart:data-point chart:repeated="5"/>
          </chart:series>
          <chart:series chart:attached-axis="secondary-y" chart:style-name="ch12" chart:values-cell-range-address="'Sheet 1 - Table 1'.E6:'Sheet 1 - Table 1'.E10" chart:label-cell-address="'Sheet 1 - Table 1'.E5:'Sheet 1 - Table 1'.E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5:'Sheet 1 - Table 1'.H5</svg:desc>
                </draw:g>
              </table:table-cell>
              <table:table-cell office:value-type="string">
                <text:p>Speed-Up BubbleSort</text:p>
                <draw:g>
                  <svg:desc>'Sheet 1 - Table 1'.E5:'Sheet 1 - Table 1'.E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6:'Sheet 1 - Table 1'.H10</svg:desc>
                </draw:g>
              </table:table-cell>
              <table:table-cell office:value-type="float" office:value="1">
                <text:p>1</text:p>
                <draw:g>
                  <svg:desc>'Sheet 1 - Table 1'.E6:'Sheet 1 - Table 1'.E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3228187299293">
                <text:p>1.33228187299293</text:p>
              </table:table-cell>
              <table:table-cell office:value-type="float" office:value="3.9968456189788">
                <text:p>3.996845618978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5063368840013">
                <text:p>2.25063368840013</text:p>
              </table:table-cell>
              <table:table-cell office:value-type="float" office:value="15.7544358188009">
                <text:p>15.754435818800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.62247228415048">
                <text:p>3.62247228415048</text:p>
              </table:table-cell>
              <table:table-cell office:value-type="float" office:value="54.3370842622572">
                <text:p>54.3370842622572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81919120558638">
                <text:p>3.81919120558638</text:p>
              </table:table-cell>
              <table:table-cell office:value-type="float" office:value="118.394927373178">
                <text:p>118.394927373178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9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2 0 1" chart:style-name="ch1">
        <chart:title svg:x="10.218cm" svg:y="0.603cm" chart:style-name="ch2">
          <text:p>Quick Sort 1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B6:'Sheet 1 - Table 1'.B10 'Sheet 1 - Table 1'.I5:'Sheet 1 - Table 1'.I10 'Sheet 1 - Table 1'.F5:'Sheet 1 - Table 1'.G10" chart:data-source-has-labels="both" svg:x="2.267cm" svg:y="1.865cm" svg:width="25.895cm" svg:height="17.19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18cm" svg:y="19.462cm" chart:style-name="ch7">
              <text:p>Núcleos</text:p>
            </chart:title>
          </chart:axis>
          <chart:axis chart:dimension="y" chart:name="primary-y" chart:style-name="ch8">
            <chart:title svg:x="28.626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61cm" chart:style-name="ch10">
              <text:p>Fator de Aceleração</text:p>
            </chart:title>
          </chart:axis>
          <chart:series chart:attached-axis="primary-y" chart:style-name="ch11" chart:values-cell-range-address="'Sheet 1 - Table 1'.I6:'Sheet 1 - Table 1'.I10" chart:label-cell-address="'Sheet 1 - Table 1'.I5:'Sheet 1 - Table 1'.I5" chart:class="chart:bar">
            <chart:data-point chart:repeated="5"/>
          </chart:series>
          <chart:series chart:attached-axis="secondary-y" chart:style-name="ch12" chart:values-cell-range-address="'Sheet 1 - Table 1'.F6:'Sheet 1 - Table 1'.F10" chart:label-cell-address="'Sheet 1 - Table 1'.F5:'Sheet 1 - Table 1'.F5" chart:class="chart:line">
            <chart:data-point chart:repeated="5"/>
          </chart:series>
          <chart:series chart:attached-axis="secondary-y" chart:style-name="ch13" chart:values-cell-range-address="'Sheet 1 - Table 1'.G6:'Sheet 1 - Table 1'.G10" chart:label-cell-address="'Sheet 1 - Table 1'.G5:'Sheet 1 - Table 1'.G5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5:'Sheet 1 - Table 1'.I5</svg:desc>
                </draw:g>
              </table:table-cell>
              <table:table-cell office:value-type="string">
                <text:p>Speed-Up QuickSort</text:p>
                <draw:g>
                  <svg:desc>'Sheet 1 - Table 1'.F5:'Sheet 1 - Table 1'.F5</svg:desc>
                </draw:g>
              </table:table-cell>
              <table:table-cell office:value-type="string">
                <text:p>Speed-Up Ideal</text:p>
                <draw:g>
                  <svg:desc>'Sheet 1 - Table 1'.G5:'Sheet 1 - Table 1'.G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I6:'Sheet 1 - Table 1'.I10</svg:desc>
                </draw:g>
              </table:table-cell>
              <table:table-cell office:value-type="float" office:value="1">
                <text:p>1</text:p>
                <draw:g>
                  <svg:desc>'Sheet 1 - Table 1'.F6:'Sheet 1 - Table 1'.F10</svg:desc>
                </draw:g>
              </table:table-cell>
              <table:table-cell office:value-type="float" office:value="1">
                <text:p>1</text:p>
                <draw:g>
                  <svg:desc>'Sheet 1 - Table 1'.G6:'Sheet 1 - Table 1'.G10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27863755211646">
                <text:p>0.227863755211646</text:p>
              </table:table-cell>
              <table:table-cell office:value-type="float" office:value="0.683591265634937">
                <text:p>0.683591265634937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093845952356699">
                <text:p>0.093845952356699</text:p>
              </table:table-cell>
              <table:table-cell office:value-type="float" office:value="0.656921666496893">
                <text:p>0.656921666496893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377333099292025">
                <text:p>0.0377333099292025</text:p>
              </table:table-cell>
              <table:table-cell office:value-type="float" office:value="0.565999648938038">
                <text:p>0.56599964893803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149287591004317">
                <text:p>0.0149287591004317</text:p>
              </table:table-cell>
              <table:table-cell office:value-type="float" office:value="0.462791532113384">
                <text:p>0.462791532113384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2cm" svg:height="22.231cm" xlink:href=".." xlink:type="simple" chart:class="chart:bar" chart:style-name="ch1">
        <chart:title svg:x="10.221cm" svg:y="0.604cm" chart:style-name="ch2">
          <text:p>Bubble Sort 1.000.000 Elementos</text:p>
        </chart:title>
        <chart:legend svg:x="7.673cm" svg:y="21.166cm" style:legend-expansion="custom" chartooo:width="15.587cm" chartooo:height="1.008cm" style:legend-expansion-aspect-ratio="15.4632936507937" chart:style-name="ch3"/>
        <chart:plot-area chart:style-name="ch4" table:cell-range-address="'Sheet 1 - Table 1'.B6:'Sheet 1 - Table 1'.B10 'Sheet 1 - Table 1'.G14:'Sheet 1 - Table 1'.H19 'Sheet 1 - Table 1'.E14:'Sheet 1 - Table 1'.E19" chart:data-source-has-labels="both" svg:x="2.002cm" svg:y="1.866cm" svg:width="26.162cm" svg:height="17.198cm">
          <chartooo:coordinate-region svg:x="3.294cm" svg:y="2.078cm" svg:width="24.107cm" svg:height="16.313cm"/>
          <chart:axis chart:dimension="x" chart:name="primary-x" chart:style-name="ch5" chartooo:axis-type="auto">
            <chartooo:date-scale/>
            <chart:categories table:cell-range-address="'Sheet 1 - Table 1'.B6:'Sheet 1 - Table 1'.B10"/>
          </chart:axis>
          <chart:axis chart:dimension="x" chart:name="secondary-x" chart:style-name="ch6">
            <chart:title svg:x="13.619cm" svg:y="19.462cm" chart:style-name="ch7">
              <text:p>Núcleos</text:p>
            </chart:title>
          </chart:axis>
          <chart:axis chart:dimension="y" chart:name="primary-y" chart:style-name="ch8">
            <chart:title svg:x="28.627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6cm" chart:style-name="ch10">
              <text:p>Fator de Aceleração</text:p>
            </chart:title>
          </chart:axis>
          <chart:series chart:attached-axis="primary-y" chart:style-name="ch11" chart:values-cell-range-address="'Sheet 1 - Table 1'.H15:'Sheet 1 - Table 1'.H19" chart:label-cell-address="'Sheet 1 - Table 1'.H14:'Sheet 1 - Table 1'.H14" chart:class="chart:bar">
            <chart:data-point chart:repeated="5"/>
          </chart:series>
          <chart:series chart:attached-axis="secondary-y" chart:style-name="ch12" chart:values-cell-range-address="'Sheet 1 - Table 1'.E15:'Sheet 1 - Table 1'.E19" chart:label-cell-address="'Sheet 1 - Table 1'.E14:'Sheet 1 - Table 1'.E14" chart:class="chart:line">
            <chart:data-point chart:repeated="5"/>
          </chart:series>
          <chart:series chart:attached-axis="secondary-y" chart:style-name="ch13" chart:values-cell-range-address="'Sheet 1 - Table 1'.G15:'Sheet 1 - Table 1'.G19" chart:label-cell-address="'Sheet 1 - Table 1'.G14:'Sheet 1 - Table 1'.G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Bubble Sort</text:p>
                <draw:g>
                  <svg:desc>'Sheet 1 - Table 1'.H14:'Sheet 1 - Table 1'.H14</svg:desc>
                </draw:g>
              </table:table-cell>
              <table:table-cell office:value-type="string">
                <text:p>Speed-Up BubbleSort</text:p>
                <draw:g>
                  <svg:desc>'Sheet 1 - Table 1'.E14:'Sheet 1 - Table 1'.E14</svg:desc>
                </draw:g>
              </table:table-cell>
              <table:table-cell office:value-type="string">
                <text:p>Speed-Up Ideal</text:p>
                <draw:g>
                  <svg:desc>'Sheet 1 - Table 1'.G14:'Sheet 1 - Table 1'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6:'Sheet 1 - Table 1'.B10</svg:desc>
                </draw:g>
              </table:table-cell>
              <table:table-cell office:value-type="float" office:value="1">
                <text:p>1</text:p>
                <draw:g>
                  <svg:desc>'Sheet 1 - Table 1'.H15:'Sheet 1 - Table 1'.H19</svg:desc>
                </draw:g>
              </table:table-cell>
              <table:table-cell office:value-type="float" office:value="1">
                <text:p>1</text:p>
                <draw:g>
                  <svg:desc>'Sheet 1 - Table 1'.E15:'Sheet 1 - Table 1'.E19</svg:desc>
                </draw:g>
              </table:table-cell>
              <table:table-cell office:value-type="float" office:value="1">
                <text:p>1</text:p>
                <draw:g>
                  <svg:desc>'Sheet 1 - Table 1'.G15:'Sheet 1 - Table 1'.G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261864603696">
                <text:p>1.3261864603696</text:p>
              </table:table-cell>
              <table:table-cell office:value-type="float" office:value="3.97855938110879">
                <text:p>3.97855938110879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.26744204078612">
                <text:p>2.26744204078612</text:p>
              </table:table-cell>
              <table:table-cell office:value-type="float" office:value="15.8720942855029">
                <text:p>15.8720942855029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4.03809132236823">
                <text:p>4.03809132236823</text:p>
              </table:table-cell>
              <table:table-cell office:value-type="float" office:value="60.5713698355235">
                <text:p>60.571369835523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3.94261582051236">
                <text:p>3.94261582051236</text:p>
              </table:table-cell>
              <table:table-cell office:value-type="float" office:value="122.221090435883">
                <text:p>122.221090435883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09">
      <number:number number:decimal-places="1" loext:min-decimal-places="1" number:min-integer-digits="1"/>
    </number:number-style>
    <number:number-style style:name="N10000" number:language="en" number:country="US">
      <number:number number:min-integer-digits="1"/>
    </number:number-style>
    <number:number-style style:name="N10001" number:language="en" number:country="US">
      <number:number number:decimal-places="0" loext:min-decimal-places="0" number:min-integer-digits="1"/>
    </number:number-style>
    <style:style style:name="ch1" style:family="chart">
      <style:graphic-properties draw:stroke="none" svg:stroke-width="0.026cm" draw:fill="none"/>
    </style:style>
    <style:style style:name="ch2" style:family="chart">
      <style:chart-properties style:rotation-angle="0"/>
      <style:graphic-properties svg:stroke-width="0.071cm"/>
      <style:text-properties fo:color="#000000" fo:font-family="'Helvetica Neue'" fo:font-size="24pt" fo:font-weight="bold" style:font-family-asian="'Helvetica Neue'" style:font-size-asian="24pt" style:font-weight-asian="bold" style:font-family-complex="'Helvetica Neue'" style:font-size-complex="24pt" style:font-weight-complex="bold"/>
    </style:style>
    <style:style style:name="ch3" style:family="chart">
      <style:graphic-properties draw:stroke="none" svg:stroke-width="0.071cm" draw:fill="none" draw:fill-color="#d9d9d9"/>
      <style:text-properties fo:color="#000000" fo:font-family="'Helvetica Neue'" fo:font-size="12.8500003814697pt" style:font-family-asian="'Helvetica Neue'" style:font-size-asian="12.8500003814697pt" style:font-family-complex="'Helvetica Neue'" style:font-size-complex="12.8500003814697pt"/>
    </style:style>
    <style:style style:name="ch4" style:family="chart">
      <style:chart-properties chart:symbol-type="automatic" chart:include-hidden-cells="false" chart:treat-empty-cells="leave-gap"/>
    </style:style>
    <style:style style:name="ch5" style:family="chart" style:data-style-name="N10000">
      <style:chart-properties chart:display-label="true" chart:logarithmic="false" chart:reverse-direction="false" text:line-break="false" loext:try-staggering-first="true" chart:label-arrangement="side-by-side" chart:link-data-style-to-source="true" chart:visible="false" chart:axis-position="0" chart:tick-mark-position="at-axis"/>
      <style:graphic-properties svg:stroke-width="0.026cm" svg:stroke-color="#878787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6" style:family="chart" style:data-style-name="N10000">
      <style:chart-properties chart:display-label="true" chart:tick-marks-major-inner="false" chart:tick-marks-major-outer="false" chart:logarithmic="false" chart:text-overlap="true" chart:reverse-direction="false" text:line-break="false" loext:try-staggering-first="true" chart:label-arrangement="side-by-side" chart:link-data-style-to-source="true" chart:axis-position="0" chart:axis-label-position="outside-start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7" style:family="chart">
      <style:chart-properties style:rotation-angle="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8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end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9" style:family="chart" style:data-style-name="N109">
      <style:chart-properties chart:display-label="true" chart:tick-marks-major-inner="false" chart:tick-marks-major-outer="false" chart:logarithmic="false" chart:minimum="0" chart:gap-width="90" chart:overlap="-10" chart:reverse-direction="false" text:line-break="false" loext:try-staggering-first="true" chart:link-data-style-to-source="true" chart:axis-position="1" chart:tick-mark-position="at-axis"/>
      <style:graphic-properties svg:stroke-width="0.035cm"/>
      <style:text-properties fo:color="#000000" fo:font-family="'Helvetica Neue'" fo:font-size="11pt" style:font-family-asian="'Helvetica Neue'" style:font-size-asian="11pt" style:font-family-complex="'Helvetica Neue'" style:font-size-complex="11pt"/>
    </style:style>
    <style:style style:name="ch10" style:family="chart">
      <style:chart-properties style:rotation-angle="90"/>
      <style:graphic-properties svg:stroke-width="0.071cm"/>
      <style:text-properties fo:color="#000000" fo:font-family="'Helvetica Neue Medium'" fo:font-size="18pt" style:font-family-asian="'Helvetica Neue Medium'" style:font-size-asian="18pt" style:font-family-complex="'Helvetica Neue Medium'" style:font-size-complex="18pt"/>
    </style:style>
    <style:style style:name="ch11" style:family="chart" style:data-style-name="N109">
      <style:chart-properties chart:symbol-type="automatic" chart:symbol-width="0.339cm" chart:symbol-height="0.339cm" chart:link-data-style-to-source="true" chart:label-position="outside">
        <chart:label-separator>
          <text:p>; </text:p>
        </chart:label-separator>
      </style:chart-properties>
      <style:graphic-properties draw:stroke="none" svg:stroke-width="0.071cm" draw:fill-color="#e7a03c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2" style:family="chart" style:data-style-name="N109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2e578b" draw:fill-color="#2e578b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3" style:family="chart" style:data-style-name="N10001">
      <style:chart-properties chart:symbol-type="named-symbol" chart:symbol-name="circle" chart:symbol-width="0.494cm" chart:symbol-height="0.494cm" chart:link-data-style-to-source="true" chart:data-label-number="value" chart:data-label-text="false" chart:data-label-symbol="false" chart:label-position="near-origin">
        <chart:label-separator>
          <text:p>; </text:p>
        </chart:label-separator>
      </style:chart-properties>
      <style:graphic-properties svg:stroke-width="0.106cm" svg:stroke-color="#5d9548" draw:fill-color="#5d9548"/>
      <style:text-properties fo:color="#000000" fo:font-family="'Helvetica Neue'" fo:font-size="12pt" style:font-family-asian="'Helvetica Neue'" style:font-size-asian="12pt" style:font-family-complex="'Helvetica Neue'" style:font-size-complex="12pt"/>
    </style:style>
    <style:style style:name="ch14" style:family="chart">
      <style:graphic-properties svg:stroke-width="0.071cm" draw:fill="none" draw:fill-color="#d9d9d9"/>
    </style:style>
    <style:style style:name="ch15" style:family="chart">
      <style:graphic-properties draw:fill-color="#d9d9d9"/>
    </style:style>
  </office:automatic-styles>
  <office:body>
    <office:chart>
      <chart:chart svg:width="31.831cm" svg:height="22.231cm" xlink:href=".." xlink:type="simple" chart:class="chart:bar" chart:column-mapping="2 0 1" chart:style-name="ch1">
        <chart:title svg:x="10.22cm" svg:y="0.605cm" chart:style-name="ch2">
          <text:p>Quick Sort 1.000.000 Elementos</text:p>
        </chart:title>
        <chart:legend svg:x="7.673cm" svg:y="21.166cm" style:legend-expansion="custom" chartooo:width="15.586cm" chartooo:height="1.004cm" style:legend-expansion-aspect-ratio="15.5239043824701" chart:style-name="ch3"/>
        <chart:plot-area chart:style-name="ch4" table:cell-range-address="'Sheet 1 - Table 1'.B15:'Sheet 1 - Table 1'.B19 'Sheet 1 - Table 1'.I14:'Sheet 1 - Table 1'.I19 'Sheet 1 - Table 1'.F14:'Sheet 1 - Table 1'.G19" chart:data-source-has-labels="both" svg:x="2.267cm" svg:y="1.865cm" svg:width="25.895cm" svg:height="17.199cm">
          <chartooo:coordinate-region svg:x="3.294cm" svg:y="2.078cm" svg:width="24.106cm" svg:height="16.313cm"/>
          <chart:axis chart:dimension="x" chart:name="primary-x" chart:style-name="ch5" chartooo:axis-type="auto">
            <chartooo:date-scale/>
            <chart:categories table:cell-range-address="'Sheet 1 - Table 1'.B15:'Sheet 1 - Table 1'.B19"/>
          </chart:axis>
          <chart:axis chart:dimension="x" chart:name="secondary-x" chart:style-name="ch6">
            <chart:title svg:x="13.62cm" svg:y="19.462cm" chart:style-name="ch7">
              <text:p>Núcleos</text:p>
            </chart:title>
          </chart:axis>
          <chart:axis chart:dimension="y" chart:name="primary-y" chart:style-name="ch8">
            <chart:title svg:x="28.626cm" svg:y="8.229cm" chart:style-name="ch7">
              <text:p>Eficiência</text:p>
            </chart:title>
          </chart:axis>
          <chart:axis chart:dimension="y" chart:name="secondary-y" chart:style-name="ch9">
            <chart:title svg:x="0.69cm" svg:y="13.259cm" chart:style-name="ch10">
              <text:p>Fator de Aceleração</text:p>
            </chart:title>
          </chart:axis>
          <chart:series chart:attached-axis="primary-y" chart:style-name="ch11" chart:values-cell-range-address="'Sheet 1 - Table 1'.I15:'Sheet 1 - Table 1'.I19" chart:label-cell-address="'Sheet 1 - Table 1'.I14:'Sheet 1 - Table 1'.I14" chart:class="chart:bar">
            <chart:data-point chart:repeated="5"/>
          </chart:series>
          <chart:series chart:attached-axis="secondary-y" chart:style-name="ch12" chart:values-cell-range-address="'Sheet 1 - Table 1'.F15:'Sheet 1 - Table 1'.F19" chart:label-cell-address="'Sheet 1 - Table 1'.F14:'Sheet 1 - Table 1'.F14" chart:class="chart:line">
            <chart:data-point chart:repeated="5"/>
          </chart:series>
          <chart:series chart:attached-axis="secondary-y" chart:style-name="ch13" chart:values-cell-range-address="'Sheet 1 - Table 1'.G15:'Sheet 1 - Table 1'.G19" chart:label-cell-address="'Sheet 1 - Table 1'.G14:'Sheet 1 - Table 1'.G14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iciência Quick Sort</text:p>
                <draw:g>
                  <svg:desc>'Sheet 1 - Table 1'.I14:'Sheet 1 - Table 1'.I14</svg:desc>
                </draw:g>
              </table:table-cell>
              <table:table-cell office:value-type="string">
                <text:p>Speed-Up(QuickSort)</text:p>
                <draw:g>
                  <svg:desc>'Sheet 1 - Table 1'.F14:'Sheet 1 - Table 1'.F14</svg:desc>
                </draw:g>
              </table:table-cell>
              <table:table-cell office:value-type="string">
                <text:p>Speed-Up Ideal</text:p>
                <draw:g>
                  <svg:desc>'Sheet 1 - Table 1'.G14:'Sheet 1 - Table 1'.G14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'Sheet 1 - Table 1'.B15:'Sheet 1 - Table 1'.B19</svg:desc>
                </draw:g>
              </table:table-cell>
              <table:table-cell office:value-type="float" office:value="1">
                <text:p>1</text:p>
                <draw:g>
                  <svg:desc>'Sheet 1 - Table 1'.I15:'Sheet 1 - Table 1'.I19</svg:desc>
                </draw:g>
              </table:table-cell>
              <table:table-cell office:value-type="float" office:value="1">
                <text:p>1</text:p>
                <draw:g>
                  <svg:desc>'Sheet 1 - Table 1'.F15:'Sheet 1 - Table 1'.F19</svg:desc>
                </draw:g>
              </table:table-cell>
              <table:table-cell office:value-type="float" office:value="1">
                <text:p>1</text:p>
                <draw:g>
                  <svg:desc>'Sheet 1 - Table 1'.G15:'Sheet 1 - Table 1'.G19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377950395625636">
                <text:p>0.377950395625636</text:p>
              </table:table-cell>
              <table:table-cell office:value-type="float" office:value="1.13385118687691">
                <text:p>1.1338511868769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159918302368706">
                <text:p>0.159918302368706</text:p>
              </table:table-cell>
              <table:table-cell office:value-type="float" office:value="1.11942811658095">
                <text:p>1.1194281165809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0591537447321378">
                <text:p>0.0591537447321378</text:p>
              </table:table-cell>
              <table:table-cell office:value-type="float" office:value="0.887306170982067">
                <text:p>0.887306170982067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0239980494406417">
                <text:p>0.0239980494406417</text:p>
              </table:table-cell>
              <table:table-cell office:value-type="float" office:value="0.743939532659892">
                <text:p>0.743939532659892</text:p>
              </table:table-cell>
              <table:table-cell office:value-type="float" office:value="31">
                <text:p>31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1.2$Linux_X86_64 LibreOffice_project/3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